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6666ff"/>
    </style:style>
    <style:style style:name="T1" style:family="text">
      <style:text-properties fo:color="#ff3333"/>
    </style:style>
    <style:style style:name="T2" style:family="text">
      <style:text-properties fo:color="#6666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Économie et management<text:tab/><text:tab/><text:tab/><text:tab/><text:tab/><text:tab/><text:tab/>STS 1 Novembre 2015</text:p>
      <text:p text:style-name="Standard"/>
      <text:p text:style-name="Standard"/>
      <text:p text:style-name="Standard"/>
      <text:p text:style-name="Standard">Partie 1 :</text:p>
      <text:p text:style-name="Standard"/>
      <text:p text:style-name="Standard">1, Le marché concerné par ce document est celui de l'informatique.Marché → lieu où se rencontre l'offre et la demande.</text:p>
      <text:p text:style-name="Standard"/>
      <text:p text:style-name="Standard">2,Le marché concerné relève d'une situation de concurrence pure et parfaite car il n'y aucune entente entre les différents acteurs de ce marché et aucune entreprise n'est vraiment au dessus des autres. Cependant,il y a certaines branches du marché où la concurrence est quasi inexistante (c'est notamment le cas pour Google et Amazon.)</text:p>
      <text:p text:style-name="P1">Concurrence pure et parfaite → atomicité, libre entrée et sortie, transparence, homogénéité, libre circulation.</text:p>
      <text:p text:style-name="Standard"/>
      <text:p text:style-name="Standard"/>
      <text:p text:style-name="Standard"/>
      <text:p text:style-name="Standard">3,Les acteurs économiques concernés par le texte sont les entreprises IBM,Microsoft et HP.</text:p>
      <text:p text:style-name="Standard"/>
      <text:p text:style-name="Standard">4,Pour prendre une décision, un manager doit en permanence prendre en compte la situation de son entreprise et la situation de ses concurrents. Il doit effectuer des diagnostics internes et externes afin de faciliter la prise de décision. <text:span text:style-name="T2">Fixer les finalités, déterminer les objectifs, adopter une stratégie, anticiper l'avenir, I.M.C.</text:span></text:p>
      <text:p text:style-name="Standard"/>
      <text:p text:style-name="Standard">5,Le problème d'IBM est qu'elle n'a pas su prévoir l'évolution de son marché.Elle a ainsi perdu des occasions de créer de la valeur.</text:p>
      <text:p text:style-name="Standard"/>
      <text:p text:style-name="Standard">6,L'impact de la stratégie d'IBM sur sa pérennité est qu'elle a perdu ses places sur le marché et qu'elle a donc été rachetée par Lenovo.</text:p>
      <text:p text:style-name="Standard"/>
      <text:p text:style-name="Standard">7,Pour une bonne prise de décision, l'information doit être juste et fiable.</text:p>
      <text:p text:style-name="Standard"/>
      <text:p text:style-name="Standard">8,Pour surmonter leurs contraintes, IBM et les autres acteurs devront faire preuve d'une capacité d'innovation plus développée et ils devront faire en sorte de conserver leurs clients déjà acquis.</text:p>
      <text:p text:style-name="Standard"/>
      <text:p text:style-name="Standard">Partie 2 :</text:p>
      <text:p text:style-name="Standard"/>
      <text:p text:style-name="Standard">Lorsqu'un manager doit prendre une décision, il arrive forcément un moment où le prix de la stratégie doit être pris en compte.</text:p>
      <text:p text:style-name="Standard"><text:tab/></text:p>
      <text:p text:style-name="Standard"><text:tab/>En effet, une bonne stratégie a forcément un coût...Mais ce coût n'est pas le seul élément a prendre en compte lors de l'élaboration d'une stratégie.Il faut aussi prendre en compte l'évolution du marché dans le lequel on évolue ainsi que l'évolution des concurrents. De plus, au sein de l'entreprise, il faut évaluer nos forces et nos faiblesses. C'est à ce moment là que l'on voit la notion du prix.On appelle cette opération le diagnostic interne.</text:p>
      <text:p text:style-name="Standard"><text:tab/>De plus,il faut veiller aux facteurs qui pourront influencer notre stratégie sur le court,moyen ou long terme. Ce sont les opportunités et les menaces qui constituent ce qu'on appelle le diagnostic externe.</text:p>
      <text:p text:style-name="Standard"/>
      <text:p text:style-name="Standard"><text:tab/>On peut donc en déduire que le prix à une importance dans la prise de décision mais ce n'est pas le seul élément qu'il faut observer pour cette prise de déci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9T16:13:57.27</meta:creation-date>
    <dc:date>2015-11-20T16:10:12.50</dc:date>
    <meta:editing-duration>PT40M30S</meta:editing-duration>
    <meta:editing-cycles>2</meta:editing-cycles>
    <meta:generator>OpenOffice/4.1.1$Win32 OpenOffice.org_project/411m6$Build-9775</meta:generator>
    <meta:document-statistic meta:table-count="0" meta:image-count="0" meta:object-count="0" meta:page-count="1" meta:paragraph-count="17" meta:word-count="412" meta:character-count="2548"/>
  </office:meta>
</office:document-meta>
</file>